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in" fo:margin-bottom="0.1in" loext:contextual-spacing="false"/>
      <style:text-properties fo:font-size="14pt" style:text-underline-style="solid" style:text-underline-width="auto" style:text-underline-color="font-color" fo:font-weight="normal" officeooo:rsid="000daa35" officeooo:paragraph-rsid="000daa35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.1in" fo:margin-bottom="0.1in" loext:contextual-spacing="false"/>
      <style:text-properties officeooo:rsid="000df5ea" officeooo:paragraph-rsid="001b946a"/>
    </style:style>
    <style:style style:name="P3" style:family="paragraph" style:parent-style-name="Standard">
      <style:paragraph-properties fo:margin-top="0.1in" fo:margin-bottom="0.1in" loext:contextual-spacing="false"/>
      <style:text-properties officeooo:rsid="000daa35" officeooo:paragraph-rsid="001b946a"/>
    </style:style>
    <style:style style:name="P4" style:family="paragraph" style:parent-style-name="Standard">
      <style:paragraph-properties fo:margin-top="0.1in" fo:margin-bottom="0.1in" loext:contextual-spacing="false"/>
      <style:text-properties officeooo:rsid="000fe29e" officeooo:paragraph-rsid="0017185d"/>
    </style:style>
    <style:style style:name="P5" style:family="paragraph" style:parent-style-name="Standard">
      <style:paragraph-properties fo:margin-top="0.1in" fo:margin-bottom="0.1in" loext:contextual-spacing="false"/>
      <style:text-properties officeooo:rsid="0015bbed" officeooo:paragraph-rsid="0015bbed"/>
    </style:style>
    <style:style style:name="P6" style:family="paragraph" style:parent-style-name="Standard">
      <style:paragraph-properties fo:margin-top="0.1in" fo:margin-bottom="0.1in" loext:contextual-spacing="false"/>
      <style:text-properties officeooo:rsid="001ed7a1" officeooo:paragraph-rsid="001ed7a1"/>
    </style:style>
    <style:style style:name="P7" style:family="paragraph" style:parent-style-name="Standard">
      <style:paragraph-properties fo:margin-top="0.1in" fo:margin-bottom="0.1in" loext:contextual-spacing="false"/>
      <style:text-properties officeooo:rsid="001fbc8f" officeooo:paragraph-rsid="001fbc8f"/>
    </style:style>
    <style:style style:name="P8" style:family="paragraph" style:parent-style-name="Standard">
      <style:paragraph-properties fo:margin-top="0.1in" fo:margin-bottom="0.1in" loext:contextual-spacing="false"/>
      <style:text-properties officeooo:rsid="00218bfb" officeooo:paragraph-rsid="00218bfb"/>
    </style:style>
    <style:style style:name="P9" style:family="paragraph" style:parent-style-name="Standard">
      <style:paragraph-properties fo:margin-top="0.1in" fo:margin-bottom="0.1in" loext:contextual-spacing="false"/>
      <style:text-properties officeooo:rsid="0021c6b4" officeooo:paragraph-rsid="0021c6b4"/>
    </style:style>
    <style:style style:name="P10" style:family="paragraph" style:parent-style-name="Standard">
      <style:paragraph-properties fo:margin-top="0.1in" fo:margin-bottom="0.1in" loext:contextual-spacing="false" fo:break-before="page"/>
      <style:text-properties officeooo:rsid="001ed7a1" officeooo:paragraph-rsid="001ed7a1"/>
    </style:style>
    <style:style style:name="P11" style:family="paragraph" style:parent-style-name="Standard">
      <style:paragraph-properties fo:margin-top="0.1in" fo:margin-bottom="0.1in" loext:contextual-spacing="false"/>
      <style:text-properties officeooo:rsid="0021c6b4" officeooo:paragraph-rsid="0021c6b4"/>
    </style:style>
    <style:style style:name="P12" style:family="paragraph" style:parent-style-name="Standard">
      <style:paragraph-properties fo:margin-top="0.1in" fo:margin-bottom="0.1in" loext:contextual-spacing="false"/>
      <style:text-properties officeooo:rsid="0022a8fc" officeooo:paragraph-rsid="0022a8fc"/>
    </style:style>
    <style:style style:name="P13" style:family="paragraph" style:parent-style-name="Standard">
      <style:paragraph-properties fo:margin-top="0.1in" fo:margin-bottom="0.1in" loext:contextual-spacing="false"/>
      <style:text-properties officeooo:rsid="00243cf3" officeooo:paragraph-rsid="00243cf3"/>
    </style:style>
    <style:style style:name="P14" style:family="paragraph" style:parent-style-name="Standard">
      <style:paragraph-properties fo:margin-top="0.1in" fo:margin-bottom="0.1in" loext:contextual-spacing="false"/>
      <style:text-properties officeooo:rsid="0026ade0" officeooo:paragraph-rsid="0026ade0"/>
    </style:style>
    <style:style style:name="P15" style:family="paragraph" style:parent-style-name="Standard">
      <style:paragraph-properties fo:margin-top="0.1in" fo:margin-bottom="0.1in" loext:contextual-spacing="false"/>
      <style:text-properties officeooo:rsid="002a42fe" officeooo:paragraph-rsid="002a42fe"/>
    </style:style>
    <style:style style:name="P16" style:family="paragraph" style:parent-style-name="Standard">
      <style:paragraph-properties fo:margin-top="0.1in" fo:margin-bottom="0.1in" loext:contextual-spacing="false"/>
      <style:text-properties officeooo:rsid="002ab440" officeooo:paragraph-rsid="002ab440"/>
    </style:style>
    <style:style style:name="P17" style:family="paragraph" style:parent-style-name="Standard">
      <style:paragraph-properties fo:margin-top="0.1in" fo:margin-bottom="0.1in" loext:contextual-spacing="false"/>
      <style:text-properties officeooo:rsid="002ab776" officeooo:paragraph-rsid="002ab776"/>
    </style:style>
    <style:style style:name="P18" style:family="paragraph" style:parent-style-name="Standard">
      <style:paragraph-properties fo:margin-top="0.1in" fo:margin-bottom="0.1in" loext:contextual-spacing="false"/>
      <style:text-properties officeooo:rsid="002c5645" officeooo:paragraph-rsid="002c56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5ea" style:font-weight-asian="bold" style:font-weight-complex="bold"/>
    </style:style>
    <style:style style:name="T3" style:family="text">
      <style:text-properties fo:font-weight="bold" officeooo:rsid="0017185d" style:font-weight-asian="bold" style:font-weight-complex="bold"/>
    </style:style>
    <style:style style:name="T4" style:family="text">
      <style:text-properties fo:font-weight="bold" officeooo:rsid="0011d17d" style:font-weight-asian="bold" style:font-weight-complex="bold"/>
    </style:style>
    <style:style style:name="T5" style:family="text">
      <style:text-properties fo:font-weight="bold" officeooo:rsid="001731a1" style:font-weight-asian="bold" style:font-weight-complex="bold"/>
    </style:style>
    <style:style style:name="T6" style:family="text">
      <style:text-properties fo:font-weight="bold" officeooo:rsid="001b946a" style:font-weight-asian="bold" style:font-weight-complex="bold"/>
    </style:style>
    <style:style style:name="T7" style:family="text">
      <style:text-properties officeooo:rsid="001b946a"/>
    </style:style>
    <style:style style:name="T8" style:family="text">
      <style:text-properties officeooo:rsid="001fbc8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3fcf2"/>
    </style:style>
    <style:style style:name="T11" style:family="text">
      <style:text-properties officeooo:rsid="00270e5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TRV Model (Constant Turn Rate &amp; Velocity magnitude)</text:p>
      <text:p text:style-name="P2"><text:span text:style-name="T3">Process Model</text:span><text:span text:style-name="T1">:</text:span> <draw:frame draw:style-name="fr1" draw:name="Object2" text:anchor-type="as-char" svg:y="-0.152in" svg:width="1.072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pan text:style-name="T6">s</text:span><text:span text:style-name="T5">tate</text:span><text:span text:style-name="T2">:</text:span><draw:frame draw:style-name="fr1" draw:name="Object1" text:anchor-type="as-char" svg:y="-0.5555in" svg:width="1.5839in" svg:height="1.0563in" draw:z-index="4"><draw:object xlink:href="./Object 1" xlink:type="simple" xlink:show="embed" xlink:actuate="onLoad"/><draw:image xlink:href="./ObjectReplacements/Object 1" xlink:type="simple" xlink:show="embed" xlink:actuate="onLoad"/></draw:frame> <text:s/><text:span text:style-name="T6">noise:</text:span><text:span text:style-name="T7"> </text:span><text:span text:style-name="T7"><draw:frame draw:style-name="fr1" draw:name="Object9" text:anchor-type="as-char" svg:y="-0.1638in" svg:width="0.7366in" svg:height="0.3354in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7"> <text:s/></text:span><text:span text:style-name="T7"><draw:frame draw:style-name="fr1" draw:name="Object10" text:anchor-type="as-char" svg:y="-0.172in" svg:width="1.048in" svg:height="0.232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<text:s/></text:span><text:span text:style-name="T7"><draw:frame draw:style-name="fr1" draw:name="Object11" text:anchor-type="as-char" svg:y="-0.172in" svg:width="1.0874in" svg:height="0.2362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><text:span text:style-name="T1"><text:tab/>state </text:span><text:span text:style-name="T3">transition</text:span><text:span text:style-name="T1">:</text:span> <draw:frame draw:style-name="fr1" draw:name="Object3" text:anchor-type="as-char" svg:y="-0.5717in" svg:width="1.8354in" svg:height="1.0898in" draw:z-index="0"><draw:object xlink:href="./Object 3" xlink:type="simple" xlink:show="embed" xlink:actuate="onLoad"/><draw:image xlink:href="./ObjectReplacements/Object 3" xlink:type="simple" xlink:show="embed" xlink:actuate="onLoad"/></draw:frame> <text:s text:c="2"/><draw:frame draw:style-name="fr1" draw:name="Object7" text:anchor-type="as-char" svg:y="-0.6047in" svg:width="1.539in" svg:height="1.16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<text:span text:style-name="T3"><text:tab/>when </text:span><text:span text:style-name="T3"><draw:frame draw:style-name="fr1" draw:name="Object8" text:anchor-type="as-char" svg:y="-0.1484in" svg:width="0.4799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:</text:span><text:span text:style-name="T4"><draw:frame draw:style-name="fr1" draw:name="Object4" text:anchor-type="as-char" svg:y="-0.9154in" svg:width="4.5689in" svg:height="1.7984in" draw:z-index="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1"><text:tab/>when </text:span><text:span text:style-name="T1"><draw:frame draw:style-name="fr1" draw:name="Object5" text:anchor-type="as-char" svg:y="-0.1484in" svg:width="0.4799in" svg:height="0.2091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1">: </text:span><text:span text:style-name="T1"><draw:frame draw:style-name="fr1" draw:name="Object6" text:anchor-type="as-char" svg:y="-0.5862in" svg:width="1.822in" svg:height="1.1126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6"/>
      <text:p text:style-name="P8">Covariance matrix: <draw:frame draw:style-name="fr1" draw:name="Object15" text:anchor-type="as-char" svg:y="-0.2638in" svg:width="0.8201in" svg:height="0.4791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><text:span text:style-name="T9">Generating Sigma Points</text:span>:</text:p>
      <text:p text:style-name="P6">Start with (x,P) the state and covariance at time step k.</text:p>
      <text:p text:style-name="P6">Number of sigma points = <draw:frame draw:style-name="fr1" draw:name="Object12" text:anchor-type="as-char" svg:y="-0.1484in" svg:width="0.5181in" svg:height="0.2091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8">where </text:span><text:span text:style-name="T8"><draw:frame draw:style-name="fr1" draw:name="Object13" text:anchor-type="as-char" svg:y="-0.152in" svg:width="0.8429in" svg:height="0.2126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>Sigma points matrix <draw:frame draw:style-name="fr1" draw:name="Object14" text:anchor-type="as-char" svg:y="-0.1799in" svg:width="2.7228in" svg:height="0.252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8"><text:span text:style-name="T9">UKF Augmentation</text:span>:</text:p>
      <text:p text:style-name="P9">augmented state:<draw:frame draw:style-name="fr1" draw:name="Object16" text:anchor-type="as-char" svg:y="-0.2181in" svg:width="0.7217in" svg:height="0.4008in" draw:z-index="15"><draw:object xlink:href="./Object 16" xlink:type="simple" xlink:show="embed" xlink:actuate="onLoad"/><draw:image xlink:href="./ObjectReplacements/Object 16" xlink:type="simple" xlink:show="embed" xlink:actuate="onLoad"/></draw:frame>augmented covariance: <draw:frame draw:style-name="fr1" draw:name="Object17" text:anchor-type="as-char" svg:y="-0.2807in" svg:width="1.0402in" svg:height="0.4638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Calculate augmented sigma points, using augmented state &amp; covariance.</text:p>
      <text:p text:style-name="P9"/>
      <text:p text:style-name="P12"><text:span text:style-name="T1">Sigma-point Prediction</text:span>:</text:p>
      <text:p text:style-name="P12">pass each <text:span text:style-name="T10">augmented </text:span>sigma point through the process model</text:p>
      <text:p text:style-name="P12"/>
      <text:p text:style-name="P13"><text:span text:style-name="T1">Predict state mean &amp; covariance</text:span>:</text:p>
      <text:p text:style-name="P14">mean: <draw:frame draw:style-name="fr2" draw:name="Object20" text:anchor-type="as-char" svg:y="-0.1701in" svg:width="1.2736in" svg:height="0.2402in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11">covariance: </text:span><text:span text:style-name="T11"><draw:frame draw:style-name="fr2" draw:name="Object21" text:anchor-type="as-char" svg:y="-0.172in" svg:width="2.8134in" svg:height="0.2417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3"><draw:frame draw:style-name="fr2" draw:name="Object18" text:anchor-type="as-char" svg:y="-0.1937in" svg:width="0.7811in" svg:height="0.3673in" draw:z-index="17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Object19" text:anchor-type="as-char" svg:y="-0.2437in" svg:width="1.6256in" svg:height="0.4217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/>
      <text:p text:style-name="P15">Measurement model:</text:p>
      <text:p text:style-name="P15"><draw:frame draw:style-name="fr2" draw:name="Object22" text:anchor-type="as-char" svg:y="-0.152in" svg:width="1.3563in" svg:height="0.2126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5">Compute measurement space sigma points by transforming original sigma points by h.</text:p>
      <text:p text:style-name="P16">For example, transform predicted state into radar measurement (range, heading, range rate).</text:p>
      <text:p text:style-name="P16">Measurement mean: <draw:frame draw:style-name="fr2" draw:name="Object23" text:anchor-type="as-char" svg:y="-0.1701in" svg:width="1.2429in" svg:height="0.2402in" draw:z-index="22"><draw:object xlink:href="./Object 23" xlink:type="simple" xlink:show="embed" xlink:actuate="onLoad"/><draw:image xlink:href="./ObjectReplacements/Object 23" xlink:type="simple" xlink:show="embed" xlink:actuate="onLoad"/></draw:frame> covariance: <draw:frame draw:style-name="fr2" draw:name="Object24" text:anchor-type="as-char" svg:y="-0.172in" svg:width="3.0791in" svg:height="0.241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6">where <draw:frame draw:style-name="fr2" draw:name="Object25" text:anchor-type="as-char" svg:y="-0.172in" svg:width="1.0008in" svg:height="0.232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/>
      <text:p text:style-name="P17">UKF Measurement Update:</text:p>
      <text:p text:style-name="P17">Kalman gain: <draw:frame draw:style-name="fr2" draw:name="Object26" text:anchor-type="as-char" svg:y="-0.172in" svg:width="0.9571in" svg:height="0.2327in" draw:z-index="25"><draw:object xlink:href="./Object 26" xlink:type="simple" xlink:show="embed" xlink:actuate="onLoad"/><draw:image xlink:href="./ObjectReplacements/Object 26" xlink:type="simple" xlink:show="embed" xlink:actuate="onLoad"/></draw:frame>where <draw:frame draw:style-name="fr2" draw:name="Object27" text:anchor-type="as-char" svg:y="-0.172in" svg:width="2.7783in" svg:height="0.2417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>State update: <draw:frame draw:style-name="fr2" draw:name="Object28" text:anchor-type="as-char" svg:y="-0.152in" svg:width="1.4335in" svg:height="0.2126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>Covariance update: <draw:frame draw:style-name="fr2" draw:name="Object29" text:anchor-type="as-char" svg:y="-0.172in" svg:width="1.4728in" svg:height="0.2327in" draw:z-index="28"><draw:object xlink:href="./Object 29" xlink:type="simple" xlink:show="embed" xlink:actuate="onLoad"/><draw:image xlink:href="./ObjectReplacements/Object 2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8:15:26.524193515</meta:creation-date>
    <dc:date>2018-03-17T20:09:17.671639475</dc:date>
    <meta:editing-duration>PT3H45M8S</meta:editing-duration>
    <meta:editing-cycles>11</meta:editing-cycles>
    <meta:generator>LibreOffice/5.1.6.2$Linux_X86_64 LibreOffice_project/10m0$Build-2</meta:generator>
    <meta:document-statistic meta:table-count="0" meta:image-count="0" meta:object-count="29" meta:page-count="2" meta:paragraph-count="29" meta:word-count="115" meta:character-count="831" meta:non-whitespace-character-count="717"/>
  </office:meta>
</office:document-meta>
</file>

<file path=Object 1/content.xml><?xml version="1.0" encoding="utf-8"?>
<math xmlns="http://www.w3.org/1998/Math/MathML" display="block">
  <semantics>
    <mrow>
      <mover accent="true">
        <msub>
          <mi>x</mi>
          <mi>k</mi>
        </msub>
        <mo stretchy="false">⃗</mo>
      </mover>
      <mo stretchy="false">=</mo>
      <mrow>
        <mo fence="true" stretchy="true">[</mo>
        <mrow>
          <mtable>
            <mtr>
              <mtd>
                <msub>
                  <mi>p</mi>
                  <mi>x</mi>
                </msub>
              </mtd>
            </mtr>
            <mtr>
              <mtd>
                <msub>
                  <mi>p</mi>
                  <mi>y</mi>
                </msub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i>x</mi>
                  <mi mathvariant="italic">position</mi>
                </mrow>
              </mtd>
            </mtr>
            <mtr>
              <mtd>
                <mrow>
                  <mi>y</mi>
                  <mi mathvariant="italic">position</mi>
                </mrow>
              </mtd>
            </mtr>
            <mtr>
              <mtd>
                <mi mathvariant="italic">speed</mi>
              </mtd>
            </mtr>
            <mtr>
              <mtd>
                <mrow>
                  <mi mathvariant="italic">yaw</mi>
                  <mi mathvariant="italic">angle</mi>
                </mrow>
              </mtd>
            </mtr>
            <mtr>
              <mtd>
                <mrow>
                  <mi mathvariant="italic">yaw</mi>
                  <mi mathvariant="italic">rate</mi>
                </mrow>
              </mtd>
            </mtr>
          </mtable>
        </mrow>
        <mo fence="true" stretchy="true">]</mo>
      </mrow>
    </mrow>
    <annotation encoding="StarMath 5.0">vec x_k= left [ stack{ p_x # p_y # v # %psi  # dot %psi  }  right ]= left [ stack{ x position # y position # speed # yaw angle  # yaw rate  }  right ]</annotation>
  </semantics>
</math>
</file>

<file path=Object 10/content.xml><?xml version="1.0" encoding="utf-8"?>
<math xmlns="http://www.w3.org/1998/Math/MathML" display="block">
  <semantics>
    <mrow>
      <mrow>
        <msub>
          <mi mathvariant="normal">ν</mi>
          <mrow>
            <mi>a</mi>
            <mi>,</mi>
            <mi>k</mi>
          </mrow>
        </msub>
        <mo stretchy="false">∼</mo>
        <mi>N</mi>
      </mrow>
      <mrow>
        <mo fence="true" stretchy="false">(</mo>
        <mrow>
          <mrow>
            <mn>0,</mn>
            <msubsup>
              <mi mathvariant="normal">σ</mi>
              <mi>k</mi>
              <mn>2</mn>
            </msubsup>
          </mrow>
        </mrow>
        <mo fence="true" stretchy="false">)</mo>
      </mrow>
    </mrow>
    <annotation encoding="StarMath 5.0">{%nu_{a,k}} sim N( 0, { %sigma }_k^{2})</annotation>
  </semantics>
</math>
</file>

<file path=Object 11/content.xml><?xml version="1.0" encoding="utf-8"?>
<math xmlns="http://www.w3.org/1998/Math/MathML" display="block">
  <semantics>
    <mrow>
      <mrow>
        <msub>
          <mi mathvariant="normal">ν</mi>
          <mrow>
            <mover accent="true">
              <mi mathvariant="normal">ψ</mi>
              <mo stretchy="false">¨</mo>
            </mover>
            <mi>,</mi>
            <mi>k</mi>
          </mrow>
        </msub>
        <mo stretchy="false">∼</mo>
        <mi>N</mi>
      </mrow>
      <mrow>
        <mo fence="true" stretchy="false">(</mo>
        <mrow>
          <mrow>
            <mn>0,</mn>
            <msubsup>
              <mi mathvariant="normal">σ</mi>
              <mover accent="true">
                <mi mathvariant="normal">ψ</mi>
                <mo stretchy="false">¨</mo>
              </mover>
              <mn>2</mn>
            </msubsup>
          </mrow>
        </mrow>
        <mo fence="true" stretchy="false">)</mo>
      </mrow>
    </mrow>
    <annotation encoding="StarMath 5.0">{%nu_{ddot %psi,k}} sim N( 0, { %sigma }_{ddot %psi}^{2})</annotation>
  </semantics>
</math>
</file>

<file path=Object 12/content.xml><?xml version="1.0" encoding="utf-8"?>
<math xmlns="http://www.w3.org/1998/Math/MathML" display="block">
  <semantics>
    <mrow>
      <mn>2</mn>
      <mrow>
        <msub>
          <mi>n</mi>
          <mi>x</mi>
        </msub>
        <mo stretchy="false">+</mo>
        <mn>1</mn>
      </mrow>
    </mrow>
    <annotation encoding="StarMath 5.0">2n_x + 1</annotation>
  </semantics>
</math>
</file>

<file path=Object 13/content.xml><?xml version="1.0" encoding="utf-8"?>
<math xmlns="http://www.w3.org/1998/Math/MathML" display="block">
  <semantics>
    <mrow>
      <mrow>
        <msub>
          <mi>n</mi>
          <mi>x</mi>
        </msub>
        <mo stretchy="false">=</mo>
        <mi mathvariant="italic">dim</mi>
      </mrow>
      <mrow>
        <mo fence="true" stretchy="false">(</mo>
        <mrow>
          <mi>x</mi>
        </mrow>
        <mo fence="true" stretchy="false">)</mo>
      </mrow>
    </mrow>
    <annotation encoding="StarMath 5.0">n_x = dim( x )</annotation>
  </semantics>
</math>
</file>

<file path=Object 14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row>
            <mi>x</mi>
            <mrow>
              <mi>x</mi>
              <mo stretchy="false">+</mo>
              <mrow>
                <msqrt>
                  <mrow>
                    <mo fence="true" stretchy="false">(</mo>
                    <mrow>
                      <mrow>
                        <mi mathvariant="normal">λ</mi>
                        <mo stretchy="false">+</mo>
                        <msub>
                          <mi>n</mi>
                          <mi>x</mi>
                        </msub>
                      </mrow>
                    </mrow>
                    <mo fence="true" stretchy="false">)</mo>
                  </mrow>
                </msqrt>
                <mo stretchy="false">⋅</mo>
                <msqrt>
                  <mi>P</mi>
                </msqrt>
              </mrow>
            </mrow>
            <mrow>
              <mi>x</mi>
              <mo stretchy="false">−</mo>
              <mrow>
                <msqrt>
                  <mrow>
                    <mo fence="true" stretchy="false">(</mo>
                    <mrow>
                      <mrow>
                        <mi mathvariant="normal">λ</mi>
                        <mo stretchy="false">+</mo>
                        <msub>
                          <mi>n</mi>
                          <mi>x</mi>
                        </msub>
                      </mrow>
                    </mrow>
                    <mo fence="true" stretchy="false">)</mo>
                  </mrow>
                </msqrt>
                <mo stretchy="false">⋅</mo>
                <msqrt>
                  <mi>P</mi>
                </msqrt>
              </mrow>
            </mrow>
          </mrow>
        </mrow>
        <mo fence="true" stretchy="true">]</mo>
      </mrow>
    </mrow>
    <annotation encoding="StarMath 5.0">M = left [ x { x + sqrt{( %lambda + n_x )}  cdot sqrt{P} } { x - sqrt{( %lambda + n_x )}  cdot sqrt{P} } right ] </annotation>
  </semantics>
</math>
</file>

<file path=Object 15/content.xml><?xml version="1.0" encoding="utf-8"?>
<math xmlns="http://www.w3.org/1998/Math/MathML" display="block">
  <semantics>
    <mrow>
      <mi>Q</mi>
      <mo stretchy="false">=</mo>
      <mrow>
        <mo fence="true" stretchy="true">[</mo>
        <mrow>
          <mrow>
            <mtable>
              <mtr>
                <mtd>
                  <msubsup>
                    <mi mathvariant="normal">σ</mi>
                    <mi>k</mi>
                    <mn>2</mn>
                  </msubsup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subsup>
                    <mi mathvariant="normal">σ</mi>
                    <mover accent="true">
                      <mi mathvariant="normal">ψ</mi>
                      <mo stretchy="false">¨</mo>
                    </mover>
                    <mn>2</mn>
                  </msubsup>
                </mtd>
              </mtr>
            </mtable>
          </mrow>
        </mrow>
        <mo fence="true" stretchy="true">]</mo>
      </mrow>
    </mrow>
    <annotation encoding="StarMath 5.0">Q = left [ binom{{ %sigma }_k^{2}}{0} binom{0}{{ %sigma }_{ddot %psi}^{2}} right ] </annotation>
  </semantics>
</math>
</file>

<file path=Object 16/content.xml><?xml version="1.0" encoding="utf-8"?>
<math xmlns="http://www.w3.org/1998/Math/MathML" display="block">
  <semantics>
    <mrow>
      <msub>
        <mi>x</mi>
        <mrow>
          <mi>a</mi>
          <mi>,</mi>
          <mi>k</mi>
        </mrow>
      </msub>
      <mo stretchy="false">=</mo>
      <mrow>
        <mo fence="true" stretchy="true">[</mo>
        <mrow>
          <mtable>
            <mtr>
              <mtd>
                <msub>
                  <mi>x</mi>
                  <mi>k</mi>
                </msub>
              </mtd>
            </mtr>
            <mtr>
              <mtd>
                <msub>
                  <mi mathvariant="normal">ν</mi>
                  <mi>k</mi>
                </msub>
              </mtd>
            </mtr>
          </mtable>
        </mrow>
        <mo fence="true" stretchy="true">]</mo>
      </mrow>
    </mrow>
    <annotation encoding="StarMath 5.0">x_{ a,k } = left [ binom{x_k}{{ %nu }_k}  right ] </annotation>
  </semantics>
</math>
</file>

<file path=Object 17/content.xml><?xml version="1.0" encoding="utf-8"?>
<math xmlns="http://www.w3.org/1998/Math/MathML" display="block">
  <semantics>
    <mrow>
      <msub>
        <mi>P</mi>
        <mrow>
          <mi>a</mi>
          <mi>,</mi>
          <mi>k</mi>
        </mrow>
      </msub>
      <mo stretchy="false">=</mo>
      <mrow>
        <mo fence="true" stretchy="true">[</mo>
        <mrow>
          <mtable>
            <mtr>
              <mtd>
                <msub>
                  <mi>P</mi>
                  <mi>k</mi>
                </msub>
              </mtd>
              <mtd>
                <mn>0</mn>
              </mtd>
            </mtr>
            <mtr>
              <mtd>
                <mn>0</mn>
              </mtd>
              <mtd>
                <mi>Q</mi>
              </mtd>
            </mtr>
          </mtable>
        </mrow>
        <mo fence="true" stretchy="true">]</mo>
      </mrow>
    </mrow>
    <annotation encoding="StarMath 5.0">P_{ a,k }= left [ matrix{P_k # 0 ## 0 # Q}  right ] </annotation>
  </semantics>
</math>
</file>

<file path=Object 18/content.xml><?xml version="1.0" encoding="utf-8"?>
<math xmlns="http://www.w3.org/1998/Math/MathML" display="block">
  <semantics>
    <mrow>
      <msub>
        <mi>w</mi>
        <mn>1</mn>
      </msub>
      <mo stretchy="false">=</mo>
      <mfrac>
        <mi mathvariant="normal">λ</mi>
        <mrow>
          <mi mathvariant="normal">λ</mi>
          <mo stretchy="false">+</mo>
          <msub>
            <mi>n</mi>
            <mi>a</mi>
          </msub>
        </mrow>
      </mfrac>
    </mrow>
    <annotation encoding="StarMath 5.0">w_1 = {%lambda} over {%lambda + n_a} </annotation>
  </semantics>
</math>
</file>

<file path=Object 19/content.xml><?xml version="1.0" encoding="utf-8"?>
<math xmlns="http://www.w3.org/1998/Math/MathML" display="block">
  <semantics>
    <mrow>
      <mrow>
        <msub>
          <mi>w</mi>
          <mi>i</mi>
        </msub>
        <mo stretchy="false">=</mo>
        <mfrac>
          <mn>1</mn>
          <mrow>
            <mn>2</mn>
            <mrow>
              <mo fence="true" stretchy="false">(</mo>
              <mrow>
                <mrow>
                  <mi mathvariant="normal">λ</mi>
                  <mo stretchy="false">+</mo>
                  <msub>
                    <mi>n</mi>
                    <mi>a</mi>
                  </msub>
                </mrow>
              </mrow>
              <mo fence="true" stretchy="false">)</mo>
            </mrow>
          </mrow>
        </mfrac>
      </mrow>
      <mi>,</mi>
      <mrow>
        <mi>i</mi>
        <mo stretchy="false">=</mo>
        <mn>2.</mn>
      </mrow>
      <mn>..</mn>
      <msub>
        <mi>n</mi>
        <mi>a</mi>
      </msub>
    </mrow>
    <annotation encoding="StarMath 5.0">w_i = {1} over {2(%lambda + n_a)}, i = 2...n_a  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x</mi>
            <mo stretchy="false">⃗</mo>
          </mover>
          <mrow>
            <mi>k</mi>
            <mo stretchy="false">+</mo>
            <mn>1</mn>
          </mrow>
        </msub>
        <mo stretchy="false">=</mo>
        <mi>f</mi>
      </mrow>
      <mrow>
        <mo fence="true" stretchy="false">(</mo>
        <mrow>
          <mrow>
            <msub>
              <mover accent="true">
                <mi>x</mi>
                <mo stretchy="false">⃗</mo>
              </mover>
              <mi>k</mi>
            </msub>
            <mi>,</mi>
            <msub>
              <mover accent="true">
                <mi mathvariant="normal">ν</mi>
                <mo stretchy="false">⃗</mo>
              </mover>
              <mi>k</mi>
            </msub>
          </mrow>
        </mrow>
        <mo fence="true" stretchy="false">)</mo>
      </mrow>
    </mrow>
    <annotation encoding="StarMath 5.0">{ vec x }_{ k+1 }= f( {vec x}_k, {vec %nu }_k )</annotation>
  </semantics>
</math>
</file>

<file path=Object 20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row>
          <mo stretchy="false">∑</mo>
          <msub>
            <mi>w</mi>
            <mi>i</mi>
          </msub>
        </mrow>
        <mo stretchy="false">⋅</mo>
        <msub>
          <mi>X</mi>
          <mrow>
            <mi mathvariant="italic">col</mi>
            <mrow>
              <mo fence="true" stretchy="false">(</mo>
              <mrow>
                <mi>i</mi>
              </mrow>
              <mo fence="true" stretchy="false">)</mo>
            </mrow>
          </mrow>
        </msub>
      </mrow>
    </mrow>
    <annotation encoding="StarMath 5.0">x_{ k+1 } = sum w_i cdot X_{ col(i) } </annotation>
  </semantics>
</math>
</file>

<file path=Object 21/content.xml><?xml version="1.0" encoding="utf-8"?>
<math xmlns="http://www.w3.org/1998/Math/MathML" display="block">
  <semantics>
    <mrow>
      <msub>
        <mi>P</mi>
        <mrow>
          <mi>k</mi>
          <mo stretchy="false">+</mo>
          <mn>1</mn>
        </mrow>
      </msub>
      <mo stretchy="false">=</mo>
      <mrow>
        <mrow>
          <mo stretchy="false">∑</mo>
          <msub>
            <mi>w</mi>
            <mi>i</mi>
          </msub>
        </mrow>
        <mo stretchy="false">⋅</mo>
        <mrow>
          <mo fence="true" stretchy="false">(</mo>
          <mrow>
            <mrow>
              <msub>
                <mi>X</mi>
                <mrow>
                  <mi mathvariant="italic">col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</msub>
              <mo stretchy="false">−</mo>
              <msub>
                <mi>x</mi>
                <mrow>
                  <mi>k</mi>
                  <mo stretchy="false">+</mo>
                  <mn>1</mn>
                </mrow>
              </msub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sub>
                  <mi>X</mi>
                  <mrow>
                    <mi mathvariant="italic">col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sub>
                <mo stretchy="false">−</mo>
                <msub>
                  <mi>x</mi>
                  <mrow>
                    <mi>k</mi>
                    <mo stretchy="false">+</mo>
                    <mn>1</mn>
                  </mrow>
                </msub>
              </mrow>
            </mrow>
            <mo fence="true" stretchy="false">)</mo>
          </mrow>
          <mi>T</mi>
        </msup>
      </mrow>
    </mrow>
    <annotation encoding="StarMath 5.0">P_{ k+1 } = sum w_i cdot ( X_{col(i)} - x_{k+1} ) cdot (X_{col(i)} - x_{k+1} )^T  </annotation>
  </semantics>
</math>
</file>

<file path=Object 22/content.xml><?xml version="1.0" encoding="utf-8"?>
<math xmlns="http://www.w3.org/1998/Math/MathML" display="block">
  <semantics>
    <mrow>
      <mrow>
        <msub>
          <mi>z</mi>
          <mrow>
            <mi>k</mi>
            <mo stretchy="false">+</mo>
            <mn>1</mn>
          </mrow>
        </msub>
        <mo stretchy="false">=</mo>
        <mi>h</mi>
      </mrow>
      <mrow>
        <mrow>
          <mo fence="true" stretchy="false">(</mo>
          <mrow>
            <msub>
              <mi>x</mi>
              <mrow>
                <mi>k</mi>
                <mo stretchy="false">+</mo>
                <mn>1</mn>
              </mrow>
            </msub>
          </mrow>
          <mo fence="true" stretchy="false">)</mo>
        </mrow>
        <mo stretchy="false">+</mo>
        <msub>
          <mi mathvariant="normal">ω</mi>
          <mrow>
            <mi>k</mi>
            <mo stretchy="false">+</mo>
            <mn>1</mn>
          </mrow>
        </msub>
      </mrow>
    </mrow>
    <annotation encoding="StarMath 5.0">z_{ k+1 } = h( x_{k+1} ) + %omega_{ k+1 }</annotation>
  </semantics>
</math>
</file>

<file path=Object 23/content.xml><?xml version="1.0" encoding="utf-8"?>
<math xmlns="http://www.w3.org/1998/Math/MathML" display="block">
  <semantics>
    <mrow>
      <msub>
        <mi>z</mi>
        <mrow>
          <mi>k</mi>
          <mo stretchy="false">+</mo>
          <mn>1</mn>
        </mrow>
      </msub>
      <mo stretchy="false">=</mo>
      <mrow>
        <mrow>
          <mo stretchy="false">∑</mo>
          <msub>
            <mi>w</mi>
            <mi>i</mi>
          </msub>
        </mrow>
        <mo stretchy="false">⋅</mo>
        <msub>
          <mi>Z</mi>
          <mrow>
            <mi mathvariant="italic">col</mi>
            <mrow>
              <mo fence="true" stretchy="false">(</mo>
              <mrow>
                <mi>i</mi>
              </mrow>
              <mo fence="true" stretchy="false">)</mo>
            </mrow>
          </mrow>
        </msub>
      </mrow>
    </mrow>
    <annotation encoding="StarMath 5.0">z_{ k+1 } = sum w_i cdot Z_{ col(i) } </annotation>
  </semantics>
</math>
</file>

<file path=Object 24/content.xml><?xml version="1.0" encoding="utf-8"?>
<math xmlns="http://www.w3.org/1998/Math/MathML" display="block">
  <semantics>
    <mrow>
      <msub>
        <mi>S</mi>
        <mrow>
          <mi>k</mi>
          <mo stretchy="false">+</mo>
          <mn>1</mn>
        </mrow>
      </msub>
      <mo stretchy="false">=</mo>
      <mrow>
        <mrow>
          <mo fence="true" stretchy="false">(</mo>
          <mrow>
            <mrow>
              <mrow>
                <mo stretchy="false">∑</mo>
                <msub>
                  <mi>w</mi>
                  <mi>i</mi>
                </msub>
              </mrow>
              <mo stretchy="false">⋅</mo>
              <mrow>
                <mo fence="true" stretchy="false">(</mo>
                <mrow>
                  <mrow>
                    <msub>
                      <mi>Z</mi>
                      <mrow>
                        <mi mathvariant="italic">col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row>
                    </msub>
                    <mo stretchy="false">−</mo>
                    <msub>
                      <mi>z</mi>
                      <mrow>
                        <mi>k</mi>
                        <mo stretchy="false">+</mo>
                        <mn>1</mn>
                      </mrow>
                    </msub>
                  </mrow>
                </mrow>
                <mo fence="true" stretchy="false">)</mo>
              </mrow>
              <mo stretchy="false">⋅</mo>
              <msup>
                <mrow>
                  <mo fence="true" stretchy="false">(</mo>
                  <mrow>
                    <mrow>
                      <msub>
                        <mi>Z</mi>
                        <mrow>
                          <mi mathvariant="italic">col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row>
                      </msub>
                      <mo stretchy="false">−</mo>
                      <msub>
                        <mi>z</mi>
                        <mrow>
                          <mi>k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  <mi>T</mi>
              </msup>
            </mrow>
          </mrow>
          <mo fence="true" stretchy="false">)</mo>
        </mrow>
        <mo stretchy="false">+</mo>
        <mi>R</mi>
      </mrow>
    </mrow>
    <annotation encoding="StarMath 5.0">S_{ k+1 } = (sum w_i cdot ( Z_{col(i)} - z_{k+1} ) cdot ( Z_{col(i)} - z_{k+1} )^{T}) + R</annotation>
  </semantics>
</math>
</file>

<file path=Object 25/content.xml><?xml version="1.0" encoding="utf-8"?>
<math xmlns="http://www.w3.org/1998/Math/MathML" display="block">
  <semantics>
    <mrow>
      <mrow>
        <mi>R</mi>
        <mo stretchy="false">=</mo>
        <mi>E</mi>
      </mrow>
      <mrow>
        <mo fence="true" stretchy="false">(</mo>
        <mrow>
          <mrow>
            <msub>
              <mi mathvariant="normal">ω</mi>
              <mi>k</mi>
            </msub>
            <mo stretchy="false">⋅</mo>
            <msubsup>
              <mi mathvariant="normal">ω</mi>
              <mi>k</mi>
              <mi>T</mi>
            </msubsup>
          </mrow>
        </mrow>
        <mo fence="true" stretchy="false">)</mo>
      </mrow>
    </mrow>
    <annotation encoding="StarMath 5.0">R = E( %omega_k cdot %omega_k^T )</annotation>
  </semantics>
</math>
</file>

<file path=Object 26/content.xml><?xml version="1.0" encoding="utf-8"?>
<math xmlns="http://www.w3.org/1998/Math/MathML" display="block">
  <semantics>
    <mrow>
      <mi>K</mi>
      <mo stretchy="false">=</mo>
      <mrow>
        <msub>
          <mi>T</mi>
          <mrow>
            <mi>k</mi>
            <mo stretchy="false">+</mo>
            <mn>1</mn>
          </mrow>
        </msub>
        <mo stretchy="false">⋅</mo>
        <msubsup>
          <mi>S</mi>
          <mrow>
            <mi>k</mi>
            <mo stretchy="false">+</mo>
            <mn>1</mn>
          </mrow>
          <mrow>
            <mo stretchy="false">−</mo>
            <mn>1</mn>
          </mrow>
        </msubsup>
      </mrow>
    </mrow>
    <annotation encoding="StarMath 5.0">K= T_{k+1} cdot S_{k+1}^{-1}</annotation>
  </semantics>
</math>
</file>

<file path=Object 27/content.xml><?xml version="1.0" encoding="utf-8"?>
<math xmlns="http://www.w3.org/1998/Math/MathML" display="block">
  <semantics>
    <mrow>
      <msub>
        <mi>T</mi>
        <mrow>
          <mi>k</mi>
          <mo stretchy="false">+</mo>
          <mn>1</mn>
        </mrow>
      </msub>
      <mo stretchy="false">=</mo>
      <mrow>
        <mrow>
          <mo stretchy="false">∑</mo>
          <msub>
            <mi>w</mi>
            <mi>i</mi>
          </msub>
        </mrow>
        <mo stretchy="false">⋅</mo>
        <mrow>
          <mo fence="true" stretchy="false">(</mo>
          <mrow>
            <mrow>
              <msub>
                <mi>X</mi>
                <mrow>
                  <mi mathvariant="italic">col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</msub>
              <mo stretchy="false">−</mo>
              <msub>
                <mi>x</mi>
                <mrow>
                  <mi>k</mi>
                  <mo stretchy="false">+</mo>
                  <mn>1</mn>
                </mrow>
              </msub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sub>
                  <mi>Z</mi>
                  <mrow>
                    <mi mathvariant="italic">col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sub>
                <mo stretchy="false">−</mo>
                <msub>
                  <mi>z</mi>
                  <mrow>
                    <mi>k</mi>
                    <mo stretchy="false">+</mo>
                    <mn>1</mn>
                  </mrow>
                </msub>
              </mrow>
            </mrow>
            <mo fence="true" stretchy="false">)</mo>
          </mrow>
          <mi>T</mi>
        </msup>
      </mrow>
    </mrow>
    <annotation encoding="StarMath 5.0">T_{k+1} = sum w_i cdot ( X_{col(i)} - x_{k+1} ) cdot ( Z_{col(i)} - z_{k+1} )^T</annotation>
  </semantics>
</math>
</file>

<file path=Object 2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row>
              <mi>k</mi>
              <mo stretchy="false">+</mo>
              <mn>1</mn>
            </mrow>
          </msub>
          <mo stretchy="false">+</mo>
          <mi>K</mi>
        </mrow>
      </mrow>
      <mrow>
        <mo fence="true" stretchy="false">(</mo>
        <mrow>
          <mrow>
            <mi>z</mi>
            <mo stretchy="false">−</mo>
            <msub>
              <mi>z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x = x_{ k+1} + K( z - z_{k+1} )</annotation>
  </semantics>
</math>
</file>

<file path=Object 29/content.xml><?xml version="1.0" encoding="utf-8"?>
<math xmlns="http://www.w3.org/1998/Math/MathML" display="block">
  <semantics>
    <mrow>
      <mi>P</mi>
      <mo stretchy="false">=</mo>
      <mrow>
        <msub>
          <mi>P</mi>
          <mrow>
            <mi>k</mi>
            <mo stretchy="false">+</mo>
            <mn>1</mn>
          </mrow>
        </msub>
        <mo stretchy="false">−</mo>
        <mrow>
          <mi>K</mi>
          <mo stretchy="false">⋅</mo>
          <msub>
            <mi>S</mi>
            <mrow>
              <mi>k</mi>
              <mo stretchy="false">+</mo>
              <mn>1</mn>
            </mrow>
          </msub>
          <mo stretchy="false">⋅</mo>
          <msup>
            <mi>K</mi>
            <mi>T</mi>
          </msup>
        </mrow>
      </mrow>
    </mrow>
    <annotation encoding="StarMath 5.0">P = P_{ k+1 } - K cdot S_{ k+1 } cdot K^T</annotation>
  </semantics>
</math>
</file>

<file path=Object 3/content.xml><?xml version="1.0" encoding="utf-8"?>
<math xmlns="http://www.w3.org/1998/Math/MathML" display="block">
  <semantics>
    <mrow>
      <mfrac>
        <mrow>
          <mi>d</mi>
          <mover accent="true">
            <mi>x</mi>
            <mo stretchy="false">⃗</mo>
          </mover>
        </mrow>
        <mi mathvariant="italic">dt</mi>
      </mfrac>
      <mo stretchy="false">=</mo>
      <mover accent="true">
        <mi>x</mi>
        <mo stretchy="false">˙</mo>
      </mover>
      <mo stretchy="false">=</mo>
      <mrow>
        <mo fence="true" stretchy="true">[</mo>
        <mrow>
          <mtable>
            <mtr>
              <mtd>
                <msub>
                  <mover accent="true">
                    <mi>p</mi>
                    <mo stretchy="false">˙</mo>
                  </mover>
                  <mi>x</mi>
                </msub>
              </mtd>
            </mtr>
            <mtr>
              <mtd>
                <msub>
                  <mover accent="true">
                    <mi>p</mi>
                    <mo stretchy="false">˙</mo>
                  </mover>
                  <mi>y</mi>
                </msub>
              </mtd>
            </mtr>
            <mtr>
              <mtd>
                <mover accent="true">
                  <mi>v</mi>
                  <mo stretchy="false">˙</mo>
                </mover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  <mtr>
              <mtd>
                <mover accent="true">
                  <mi mathvariant="normal">ψ</mi>
                  <mo stretchy="false">¨</mo>
                </mover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i>v</mi>
                    <mo stretchy="false">⋅</mo>
                    <mi>cos</mi>
                  </mrow>
                  <mrow>
                    <mo fence="true" stretchy="false">(</mo>
                    <mrow>
                      <mi mathvariant="normal">ψ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v</mi>
                    <mo stretchy="false">⋅</mo>
                    <mi>sin</mi>
                  </mrow>
                  <mrow>
                    <mo fence="true" stretchy="false">(</mo>
                    <mrow>
                      <mi mathvariant="normal">ψ</mi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{d{vec x}} over {dt}= dot x=  left [ stack{ {dot p}_x # {dot p}_y # dot v # dot %psi  # ddot %psi  }  right ]= left [ stack{ v cdot cos(%psi)  # v cdot sin(%psi) # 0 # dot %psi # 0}  right ] </annotation>
  </semantics>
</math>
</file>

<file path=Object 4/content.xml><?xml version="1.0" encoding="utf-8"?>
<math xmlns="http://www.w3.org/1998/Math/MathML" display="block">
  <semantics>
    <mrow>
      <msub>
        <mover accent="true">
          <mi>x</mi>
          <mo stretchy="false">⃗</mo>
        </mover>
        <mrow>
          <mi>k</mi>
          <mo stretchy="false">+</mo>
          <mn>1</mn>
        </mrow>
      </msub>
      <mo stretchy="false">=</mo>
      <mrow>
        <msub>
          <mover accent="true">
            <mi>x</mi>
            <mo stretchy="false">⃗</mo>
          </mover>
          <mi>k</mi>
        </msub>
        <mo stretchy="false">+</mo>
        <mrow>
          <mo fence="true" stretchy="true">[</mo>
          <mrow>
            <mtable>
              <mtr>
                <mtd>
                  <mrow>
                    <mfrac>
                      <msub>
                        <mi>v</mi>
                        <mi>k</mi>
                      </msub>
                      <msub>
                        <mover accent="true">
                          <mi mathvariant="normal">ψ</mi>
                          <mo stretchy="false">˙</mo>
                        </mover>
                        <mi>k</mi>
                      </msub>
                    </mfrac>
                    <mo stretchy="false">⋅</mo>
                    <mrow>
                      <mo fence="true" stretchy="false">(</mo>
                      <mrow>
                        <mrow>
                          <mi>sin</mi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 mathvariant="normal">ψ</mi>
                                    <mi>k</mi>
                                  </msub>
                                  <mo stretchy="false">+</mo>
                                  <mrow>
                                    <msub>
                                      <mover accent="true">
                                        <mi mathvariant="normal">ψ</mi>
                                        <mo stretchy="false">˙</mo>
                                      </mover>
                                      <mi>k</mi>
                                    </msub>
                                    <mo stretchy="false">⋅</mo>
                                    <mrow>
                                      <mi mathvariant="normal">Δ</mi>
                                      <mi>t</mi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−</mo>
                            <mi>sin</mi>
                          </mrow>
                          <mrow>
                            <mo fence="true" stretchy="false">(</mo>
                            <mrow>
                              <msub>
                                <mi mathvariant="normal">ψ</mi>
                                <mi>k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k</mi>
                      </msub>
                      <msub>
                        <mover accent="true">
                          <mi mathvariant="normal">ψ</mi>
                          <mo stretchy="false">˙</mo>
                        </mover>
                        <mi>k</mi>
                      </msub>
                    </mfrac>
                    <mo stretchy="false">⋅</mo>
                    <mrow>
                      <mo fence="true" stretchy="false">(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sub>
                                  <mi mathvariant="normal">ψ</mi>
                                  <mi>k</mi>
                                </msub>
                              </mrow>
                              <mo fence="true" stretchy="false">)</mo>
                            </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sub>
                                  <mi mathvariant="normal">ψ</mi>
                                  <mi>k</mi>
                                </msub>
                                <mo stretchy="false">+</mo>
                                <mrow>
                                  <msub>
                                    <mover accent="true">
                                      <mi mathvariant="normal">ψ</mi>
                                      <mo stretchy="false">˙</mo>
                                    </mover>
                                    <mi>k</mi>
                                  </msub>
                                  <mo stretchy="false">⋅</mo>
                                  <mrow>
                                    <mi mathvariant="normal">Δ</mi>
                                    <mi>t</mi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</mtr>
              <mtr>
                <mtd>
                  <mrow>
                    <msub>
                      <mover accent="true">
                        <mi mathvariant="normal">ψ</mi>
                        <mo stretchy="false">˙</mo>
                      </mover>
                      <mi>k</mi>
                    </msub>
                    <mo stretchy="false">⋅</mo>
                    <mrow>
                      <mi mathvariant="normal">Δ</mi>
                      <mi>t</mi>
                    </mrow>
                  </mrow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row>
                    <mfrac>
                      <mn>1</mn>
                      <mn>2</mn>
                    </mfrac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Δ</mi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⋅</mo>
                      <mrow>
                        <mi>cos</mi>
                        <mrow>
                          <mrow>
                            <mo fence="true" stretchy="false">(</mo>
                            <mrow>
                              <msub>
                                <mi mathvariant="normal">ψ</mi>
                                <mi>k</mi>
                              </msub>
                            </mrow>
                            <mo fence="true" stretchy="false">)</mo>
                          </mrow>
                          <mo stretchy="false">⋅</mo>
                          <msub>
                            <mi mathvariant="normal">ν</mi>
                            <mrow>
                              <mi>a</mi>
                              <mi>,</mi>
                              <mi>k</mi>
                            </mrow>
                          </msub>
                        </mrow>
                      </mrow>
                    </mrow>
                  </mrow>
                </mtd>
              </mtr>
              <mtr>
                <mtd>
                  <mrow>
                    <mfrac>
                      <mn>1</mn>
                      <mn>2</mn>
                    </mfrac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Δ</mi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⋅</mo>
                      <mrow>
                        <mi>sin</mi>
                        <mrow>
                          <mrow>
                            <mo fence="true" stretchy="false">(</mo>
                            <mrow>
                              <msub>
                                <mi mathvariant="normal">ψ</mi>
                                <mi>k</mi>
                              </msub>
                            </mrow>
                            <mo fence="true" stretchy="false">)</mo>
                          </mrow>
                          <mo stretchy="false">⋅</mo>
                          <msub>
                            <mi mathvariant="normal">ν</mi>
                            <mrow>
                              <mi>a</mi>
                              <mi>,</mi>
                              <mi>k</mi>
                            </mrow>
                          </msub>
                        </mrow>
                      </mrow>
                    </mrow>
                  </mrow>
                </mtd>
              </mtr>
              <mtr>
                <mtd>
                  <mrow>
                    <mrow>
                      <mi mathvariant="normal">Δ</mi>
                      <mi>t</mi>
                    </mrow>
                    <mo stretchy="false">⋅</mo>
                    <msub>
                      <mi mathvariant="normal">ν</mi>
                      <mrow>
                        <mi>a</mi>
                        <mi>,</mi>
                        <mi>k</mi>
                      </mrow>
                    </msub>
                  </mrow>
                </mtd>
              </mtr>
              <mtr>
                <mtd>
                  <mrow>
                    <mfrac>
                      <mn>1</mn>
                      <mn>2</mn>
                    </mfrac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Δ</mi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⋅</mo>
                      <msub>
                        <mi mathvariant="normal">ν</mi>
                        <mrow>
                          <mover accent="true">
                            <mi mathvariant="normal">ψ</mi>
                            <mo stretchy="false">¨</mo>
                          </mover>
                          <mi>,</mi>
                          <mi>k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i mathvariant="normal">Δ</mi>
                      <mi>t</mi>
                    </mrow>
                    <mo stretchy="false">⋅</mo>
                    <msub>
                      <mi mathvariant="normal">ν</mi>
                      <mrow>
                        <mover accent="true">
                          <mi mathvariant="normal">ψ</mi>
                          <mo stretchy="false">¨</mo>
                        </mover>
                        <mi>,</mi>
                        <mi>k</mi>
                      </mrow>
                    </msub>
                  </mrow>
                </mtd>
              </mtr>
            </mtable>
          </mrow>
          <mo fence="true" stretchy="true">]</mo>
        </mrow>
      </mrow>
    </mrow>
    <annotation encoding="StarMath 5.0">{ vec x }_{ k+1 } = { vec x }_k + left [ stack{{v_k} over {{dot %psi}_k}  cdot ( sin( %psi_k + {dot %psi}_k cdot { %DELTA t} ) - sin(%psi_k) )   # {v_k} over {{dot %psi}_k}  cdot ( cos( %psi_k ) - cos(%psi_k + {dot %psi}_k cdot { %DELTA t}) )   # 0 # {dot %psi}_k cdot { %DELTA t} # 0}  right ] + left [ stack{ {1} over {2} (%DELTA t) ^{2} cdot {cos(%psi_k) cdot { %nu_{a,k} }} # {1} over {2} (%DELTA t) ^{2} cdot {sin(%psi_k) cdot { %nu_{a,k} }} # { %DELTA t } cdot {%nu_{a,k}} # {1} over {2} (%DELTA t) ^{2} cdot {%nu_{ddot %psi,k}} # { %DELTA t } cdot {%nu_{ddot %psi,k}}}  right ] </annotation>
  </semantics>
</math>
</file>

<file path=Object 5/content.xml><?xml version="1.0" encoding="utf-8"?>
<math xmlns="http://www.w3.org/1998/Math/MathML" display="block">
  <semantics>
    <mrow>
      <msub>
        <mover accent="true">
          <mi mathvariant="normal">ψ</mi>
          <mo stretchy="false">˙</mo>
        </mover>
        <mi>k</mi>
      </msub>
      <mo stretchy="false">=</mo>
      <mn>0</mn>
    </mrow>
    <annotation encoding="StarMath 5.0">{dot %psi}_k=0</annotation>
  </semantics>
</math>
</file>

<file path=Object 6/content.xml><?xml version="1.0" encoding="utf-8"?>
<math xmlns="http://www.w3.org/1998/Math/MathML" display="block">
  <semantics>
    <mrow>
      <msub>
        <mover accent="true">
          <mi>x</mi>
          <mo stretchy="false">⃗</mo>
        </mover>
        <mrow>
          <mi>k</mi>
          <mo stretchy="false">+</mo>
          <mn>1</mn>
        </mrow>
      </msub>
      <mo stretchy="false">=</mo>
      <mrow>
        <msub>
          <mover accent="true">
            <mi>x</mi>
            <mo stretchy="false">⃗</mo>
          </mover>
          <mi>k</mi>
        </msub>
        <mo stretchy="false">+</mo>
        <mrow>
          <mo fence="true" stretchy="true">[</mo>
          <mrow>
            <mtable>
              <mtr>
                <mtd>
                  <mrow>
                    <mrow>
                      <msub>
                        <mi>v</mi>
                        <mi>k</mi>
                      </msub>
                      <mo stretchy="false">⋅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k</mi>
                          </msub>
                        </mrow>
                        <mo fence="true" stretchy="false">)</mo>
                      </mrow>
                      <mo stretchy="false">⋅</mo>
                      <mrow>
                        <mi mathvariant="normal">Δ</mi>
                        <mi>t</mi>
                      </mrow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k</mi>
                      </msub>
                      <mo stretchy="false">⋅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k</mi>
                          </msub>
                        </mrow>
                        <mo fence="true" stretchy="false">)</mo>
                      </mrow>
                      <mo stretchy="false">⋅</mo>
                      <mrow>
                        <mi mathvariant="normal">Δ</mi>
                        <mi>t</mi>
                      </mrow>
                    </mrow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{ vec x }_{ k+1 } = { vec x }_k + left [ stack{{v_k} cdot cos( %psi_k ) cdot { %DELTA t}   # {v_k} cdot sin( %psi_k ) cdot { %DELTA t}   # 0 # 0 # 0}  right ] </annotation>
  </semantics>
</math>
</file>

<file path=Object 7/content.xml><?xml version="1.0" encoding="utf-8"?>
<math xmlns="http://www.w3.org/1998/Math/MathML" display="block">
  <semantics>
    <mrow>
      <mrow>
        <msub>
          <mover accent="true">
            <mi>x</mi>
            <mo stretchy="false">⃗</mo>
          </mover>
          <mrow>
            <mi>k</mi>
            <mo stretchy="false">+</mo>
            <mn>1</mn>
          </mrow>
        </msub>
        <mo stretchy="false">=</mo>
        <mrow>
          <msub>
            <mover accent="true">
              <mi>x</mi>
              <mo stretchy="false">⃗</mo>
            </mover>
            <mi>k</mi>
          </msub>
          <mo stretchy="false">+</mo>
          <mrow>
            <munderover>
              <mo stretchy="false">∫</mo>
              <msub>
                <mi>t</mi>
                <mi>k</mi>
              </msub>
              <msub>
                <mi>t</mi>
                <mrow>
                  <mi>k</mi>
                  <mo stretchy="false">+</mo>
                  <mn>1</mn>
                </mrow>
              </msub>
            </munderover>
            <mrow>
              <mo fence="true" stretchy="true">[</mo>
              <mrow>
                <mtable>
                  <mtr>
                    <mtd>
                      <mrow>
                        <msub>
                          <mover accent="true">
                            <mi>p</mi>
                            <mo stretchy="false">˙</mo>
                          </mover>
                          <mi>x</mi>
                        </msub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sub>
                          <mover accent="true">
                            <mi>p</mi>
                            <mo stretchy="false">˙</mo>
                          </mover>
                          <mi>y</mi>
                        </msub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i>v</mi>
                          <mo stretchy="false">˙</mo>
                        </mover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i mathvariant="normal">ψ</mi>
                          <mo stretchy="false">˙</mo>
                        </mover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i mathvariant="normal">ψ</mi>
                          <mo stretchy="false">¨</mo>
                        </mover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row>
      </mrow>
      <mi mathvariant="italic">dt</mi>
    </mrow>
    <annotation encoding="StarMath 5.0">{ vec x }_{ k+1 } = { vec x }_k + int from{t_k} to{t_{k+1}} left [ stack{ {dot p}_x(t) # {dot p}_y(t) # dot v(t) # dot %psi(t)  # ddot %psi(t)  }  right ]dt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ψ</mi>
          <mo stretchy="false">˙</mo>
        </mover>
        <mi>k</mi>
      </msub>
      <mo stretchy="false">≠</mo>
      <mn>0</mn>
    </mrow>
    <annotation encoding="StarMath 5.0">{dot %psi}_k&lt;&gt;0</annotation>
  </semantics>
</math>
</file>

<file path=Object 9/content.xml><?xml version="1.0" encoding="utf-8"?>
<math xmlns="http://www.w3.org/1998/Math/MathML" display="block">
  <semantics>
    <mrow>
      <msub>
        <mover accent="true">
          <mi mathvariant="normal">ν</mi>
          <mo stretchy="false">⃗</mo>
        </mover>
        <mi>k</mi>
      </msub>
      <mo stretchy="false">=</mo>
      <mrow>
        <mo fence="true" stretchy="true">[</mo>
        <mrow>
          <mtable>
            <mtr>
              <mtd>
                <msub>
                  <mi mathvariant="normal">ν</mi>
                  <mrow>
                    <mi>a</mi>
                    <mi>,</mi>
                    <mi>k</mi>
                  </mrow>
                </msub>
              </mtd>
            </mtr>
            <mtr>
              <mtd>
                <msub>
                  <mi mathvariant="normal">ν</mi>
                  <mrow>
                    <mover accent="true">
                      <mi mathvariant="normal">ψ</mi>
                      <mo stretchy="false">¨</mo>
                    </mover>
                    <mi>,</mi>
                    <mi>k</mi>
                  </mrow>
                </msub>
              </mtd>
            </mtr>
          </mtable>
        </mrow>
        <mo fence="true" stretchy="true">]</mo>
      </mrow>
    </mrow>
    <annotation encoding="StarMath 5.0">{vec %nu }_k= left [ binom{%nu_{a,k}}{%nu_{ddot %psi,k}}  right ] </annotation>
  </semantics>
</math>
</file>